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65f177" officeooo:paragraph-rsid="0065f1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czenie się TU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5T22:51:44.260605830</dc:date>
    <meta:editing-duration>P1DT6H33M42S</meta:editing-duration>
    <meta:editing-cycles>62</meta:editing-cycles>
    <meta:document-statistic meta:table-count="0" meta:image-count="0" meta:object-count="0" meta:page-count="1" meta:paragraph-count="1" meta:word-count="3" meta:character-count="16" meta:non-whitespace-character-count="14"/>
  </office:meta>
</office:document-meta>
</file>